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40224C6B8F8CD95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375cm, 3.929cm, 8.416cm, 2.85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3cm" svg:height="21.199cm" svg:x="0.892cm" svg:y="2.592cm">
          <draw:image xlink:href="Pictures/10000000000005E8000007E040224C6B8F8CD95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7:07.324927509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